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ly 7, 2021 (08:21:3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7T12:21:46Z</meta:creation-date>
    <dc:date>2021-07-07T12:21:46Z</dc:date>
    <meta:user-defined meta:name="date" meta:value-type="string">July   7, 2021 (08:21:3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